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967cm" fo:min-width="0.716cm"/>
    </style:style>
    <style:style style:name="gr2" style:family="graphic" style:parent-style-name="standard">
      <style:graphic-properties svg:stroke-color="#ea7500" draw:fill-color="#ff972f" draw:textarea-horizontal-align="justify" draw:textarea-vertical-align="middle" draw:auto-grow-height="false" fo:min-height="1.469cm" fo:min-width="2.797cm"/>
      <style:paragraph-properties style:writing-mode="lr-tb"/>
    </style:style>
    <style:style style:name="gr3" style:family="graphic" style:parent-style-name="standard">
      <style:graphic-properties svg:stroke-color="#ea7500" draw:fill-color="#ff972f" draw:textarea-horizontal-align="justify" draw:textarea-vertical-align="middle" draw:auto-grow-height="false" fo:min-height="1.47cm" fo:min-width="2.797cm"/>
      <style:paragraph-properties style:writing-mode="lr-tb"/>
    </style:style>
    <style:style style:name="gr4" style:family="graphic" style:parent-style-name="standard">
      <style:graphic-properties svg:stroke-color="#069a2e" draw:fill-color="#77bc65" draw:textarea-horizontal-align="justify" draw:textarea-vertical-align="middle" draw:auto-grow-height="false" fo:min-height="0.61cm" fo:min-width="1.896cm"/>
      <style:paragraph-properties style:writing-mode="lr-tb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0.966cm" fo:min-width="0.717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966cm" fo:min-width="0.716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967cm" fo:min-width="0.717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1.469cm" fo:min-width="2.324cm"/>
      <style:paragraph-properties style:writing-mode="lr-tb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1.47cm" fo:min-width="2.324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="Arrow" draw:marker-end-width="0.242cm" draw:fill-color="#ff972f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972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ff972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77bc65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-color="#ff972f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2cm" svg:height="1.719cm" svg:x="12.565cm" svg:y="1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297cm" svg:height="1.719cm" svg:x="13.177cm" svg:y="3.456cm">
          <text:p text:style-name="P2">Get state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297cm" svg:height="1.72cm" svg:x="13.177cm" svg:y="8.388cm">
          <text:p text:style-name="P2">Get input</text:p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297cm" svg:height="1.72cm" svg:x="13.177cm" svg:y="10.709cm">
          <text:p text:style-name="P4"><text:span text:style-name="T1">Hash</text:span><text:span text:style-name="T1"><text:line-break/></text:span><text:span text:style-name="T1"> message</text:span><text:span text:style-name="T1"><text:line-break/></text:span><text:span text:style-name="T1"> b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297cm" svg:height="1.719cm" svg:x="13.177cm" svg:y="13.127cm">
          <text:p text:style-name="P2">inlen -= 64</text:p>
          <text:p text:style-name="P2">In += 64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297cm" svg:height="1.72cm" svg:x="13.177cm" svg:y="15.738cm">
          <text:p text:style-name="P2">Write new</text:p>
          <text:p text:style-name="P2">state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4.79cm" svg:height="1.72cm" svg:x="12.43cm" svg:y="5.951cm">
          <text:p text:style-name="P2">inlen &gt;= 6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719cm" svg:height="1.72cm" svg:x="15.366cm" svg:y="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2cm" svg:height="1.72cm" svg:x="12.565cm" svg:y="1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719cm" svg:height="1.719cm" svg:x="15.366cm" svg:y="1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8" draw:id="id8" draw:layer="layout" svg:width="2.824cm" svg:height="1.719cm" svg:x="13.413cm" svg:y="18.076cm">
          <text:p text:style-name="P2">inlen</text:p>
          <draw:enhanced-geometry svg:viewBox="0 0 21600 21600" draw:type="rectangle" draw:enhanced-path="M 0 0 L 21600 0 21600 21600 0 21600 0 0 Z N"/>
        </draw:custom-shape>
        <draw:custom-shape draw:style-name="gr9" draw:text-style-name="P2" xml:id="id1" draw:id="id1" draw:layer="layout" svg:width="2.824cm" svg:height="1.72cm" svg:x="13.413cm" svg:y="1.131cm">
          <text:p text:style-name="P2">Crypto</text:p>
          <text:p text:style-name="P2">Hash block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4.825cm" svg:y1="2.851cm" svg:x2="14.825cm" svg:y2="3.456cm" draw:start-shape="id1" draw:start-glue-point="2" draw:end-shape="id2" draw:end-glue-point="0" svg:d="M14825 2851v605" svg:viewBox="0 0 1 606">
          <text:p/>
        </draw:connector>
        <draw:connector draw:style-name="gr10" draw:text-style-name="P1" draw:layer="layout" svg:x1="14.825cm" svg:y1="5.175cm" svg:x2="14.825cm" svg:y2="5.951cm" draw:start-shape="id2" draw:start-glue-point="2" draw:end-shape="id3" draw:end-glue-point="4" svg:d="M14825 5175v776" svg:viewBox="0 0 1 777">
          <text:p/>
        </draw:connector>
        <draw:connector draw:style-name="gr10" draw:text-style-name="P1" draw:layer="layout" svg:x1="14.825cm" svg:y1="7.671cm" svg:x2="14.825cm" svg:y2="8.388cm" draw:start-shape="id3" draw:start-glue-point="6" draw:end-shape="id4" draw:end-glue-point="0" svg:d="M14825 7671v717" svg:viewBox="0 0 1 718">
          <text:p/>
        </draw:connector>
        <draw:frame draw:style-name="gr11" draw:text-style-name="P7" draw:layer="layout" svg:width="0.889cm" svg:height="0.878cm" svg:x="14.716cm" svg:y="7.615cm">
          <draw:text-box>
            <text:p><text:span text:style-name="T1">Y</text:span></text:p>
          </draw:text-box>
        </draw:frame>
        <draw:connector draw:style-name="gr12" draw:text-style-name="P8" draw:layer="layout" svg:x1="14.825cm" svg:y1="10.108cm" svg:x2="14.825cm" svg:y2="10.709cm" draw:start-shape="id4" draw:start-glue-point="2" draw:end-shape="id5" draw:end-glue-point="0" svg:d="M14825 10108v601" svg:viewBox="0 0 1 602">
          <text:p/>
        </draw:connector>
        <draw:connector draw:style-name="gr12" draw:text-style-name="P8" draw:layer="layout" svg:x1="14.825cm" svg:y1="12.429cm" svg:x2="14.825cm" svg:y2="13.127cm" draw:start-shape="id5" draw:start-glue-point="2" draw:end-shape="id6" draw:end-glue-point="0" svg:d="M14825 12429v698" svg:viewBox="0 0 1 699">
          <text:p/>
        </draw:connector>
        <draw:connector draw:style-name="gr10" draw:text-style-name="P1" draw:layer="layout" draw:line-skew="-1.404cm" svg:x1="13.177cm" svg:y1="13.986cm" svg:x2="12.43cm" svg:y2="6.811cm" draw:start-shape="id6" draw:start-glue-point="3" draw:end-shape="id3" draw:end-glue-point="5" svg:d="M13177 13986h-2652v-7175h1905" svg:viewBox="0 0 2653 7176">
          <text:p/>
        </draw:connector>
        <draw:connector draw:style-name="gr10" draw:text-style-name="P1" draw:layer="layout" draw:line-skew="1.312cm 3.519cm" svg:x1="17.22cm" svg:y1="6.811cm" svg:x2="14.825cm" svg:y2="15.738cm" draw:start-shape="id3" draw:start-glue-point="7" draw:end-shape="id7" draw:end-glue-point="0" svg:d="M17220 6811h1814v8413h-4209v514" svg:viewBox="0 0 4210 8928">
          <text:p/>
        </draw:connector>
        <draw:frame draw:style-name="gr11" draw:text-style-name="P7" draw:layer="layout" svg:width="0.889cm" svg:height="0.878cm" svg:x="17.129cm" svg:y="5.953cm">
          <draw:text-box>
            <text:p><text:span text:style-name="T1">N</text:span></text:p>
          </draw:text-box>
        </draw:frame>
        <draw:connector draw:style-name="gr10" draw:text-style-name="P1" draw:layer="layout" svg:x1="14.825cm" svg:y1="17.458cm" svg:x2="14.825cm" svg:y2="18.076cm" draw:start-shape="id7" draw:start-glue-point="2" draw:end-shape="id8" draw:end-glue-point="0" svg:d="M14825 17458v618" svg:viewBox="0 0 1 6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7:49:15.244422891</meta:creation-date>
    <dc:date>2022-04-28T16:16:50.298170992</dc:date>
    <meta:editing-duration>PT8M43S</meta:editing-duration>
    <meta:editing-cycles>2</meta:editing-cycles>
    <meta:generator>LibreOffice/6.4.7.2$Linux_X86_64 LibreOffice_project/40$Build-2</meta:generator>
    <meta:document-statistic meta:object-count="22"/>
  </office:meta>
</office:document-meta>
</file>